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437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264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154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3945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0736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524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236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1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1.0835in" svg:height="0.7189in" svg:x="3.4909in" svg:y="0.3996in" draw:caption-point-x="-0.4835in" draw:caption-point-y="0.2291in">
              <dc:date>2021-10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3:25:49.01577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4:10:30.398541457</dc:date>
    <meta:editing-cycles>28</meta:editing-cycles>
    <meta:editing-duration>PT2H34M43S</meta:editing-duration>
    <meta:document-statistic meta:table-count="1" meta:cell-count="42" meta:object-count="10"/>
  </office:meta>
</office:document-meta>
</file>